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Manjari" fo:font-size="16pt" style:font-size-asian="16pt" style:font-size-complex="16pt"/>
    </style:style>
    <style:style style:name="P2" style:family="paragraph" style:parent-style-name="Standard">
      <style:text-properties style:font-name="Manjari" fo:font-size="14pt" style:font-size-asian="14pt" style:font-size-complex="14pt"/>
    </style:style>
    <style:style style:name="P3" style:family="paragraph" style:parent-style-name="Text_20_body">
      <style:text-properties fo:font-variant="normal" fo:text-transform="none" fo:color="#000000" style:font-name="Manjari" fo:font-size="10.5pt" fo:letter-spacing="normal" fo:font-style="normal" fo:font-weight="normal" officeooo:paragraph-rsid="00040ff0"/>
    </style:style>
    <style:style style:name="P4" style:family="paragraph" style:parent-style-name="Text_20_body">
      <style:text-properties fo:font-variant="normal" fo:text-transform="none" fo:color="#000000" style:font-name="Manjari" fo:font-size="10.5pt" fo:letter-spacing="normal" fo:font-style="normal" fo:font-weight="normal" officeooo:paragraph-rsid="00036710"/>
    </style:style>
    <style:style style:name="P5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Manjari" fo:font-size="10.5pt" fo:letter-spacing="normal" fo:font-style="normal" fo:font-weight="normal"/>
    </style:style>
    <style:style style:name="P6" style:family="paragraph" style:parent-style-name="Text_20_body" style:list-style-name="L1">
      <style:paragraph-properties fo:margin-top="0in" fo:margin-bottom="0in" loext:contextual-spacing="false" fo:orphans="2" fo:widows="2" fo:padding="0in" fo:border="none"/>
      <style:text-properties fo:font-variant="normal" fo:text-transform="none" fo:color="#000000" style:font-name="Manjari" fo:font-size="10.5pt" fo:letter-spacing="normal" fo:font-style="normal" fo:font-weight="normal" officeooo:paragraph-rsid="00036710"/>
    </style:style>
    <style:style style:name="P7" style:family="paragraph" style:parent-style-name="Text_20_body" style:list-style-name="L1">
      <style:paragraph-properties fo:orphans="2" fo:widows="2" fo:padding="0in" fo:border="none"/>
      <style:text-properties fo:font-variant="normal" fo:text-transform="none" fo:color="#000000" style:font-name="Manjari" fo:font-size="10.5pt" fo:letter-spacing="normal" fo:font-style="italic" fo:font-weight="normal"/>
    </style:style>
    <style:style style:name="T1" style:family="text">
      <style:text-properties fo:font-weight="bold"/>
    </style:style>
    <style:style style:name="T2" style:family="text">
      <style:text-properties style:font-size-asian="16pt" style:font-size-complex="16pt"/>
    </style:style>
    <style:style style:name="T3" style:family="text">
      <style:text-properties officeooo:rsid="00040ff0" style:font-size-asian="16pt" style:font-size-complex="16pt"/>
    </style:style>
    <style:style style:name="T4" style:family="text">
      <style:text-properties officeooo:rsid="00036710" style:font-size-asian="16pt" style:font-size-complex="16pt"/>
    </style:style>
    <style:style style:name="T5" style:family="text">
      <style:text-properties officeooo:rsid="000622ab" style:font-size-asian="16pt" style:font-size-complex="16pt"/>
    </style:style>
    <style:style style:name="T6" style:family="text">
      <style:text-properties officeooo:rsid="0006c51e" style:font-size-asian="16pt" style:font-size-complex="16pt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veloping an evolution software architecture framework based on six dimensions.</text:p>
      <text:p text:style-name="P2"/>
      <text:p text:style-name="P3"><text:span text:style-name="T2">What is core contribution/novelty</text:span><text:span text:style-name="T4"><text:tab/></text:span></text:p>
      <text:p text:style-name="P3"><text:span text:style-name="T4"><text:tab/></text:span><text:span text:style-name="T5">1.D</text:span><text:span text:style-name="T4">evelop a framework based on well defined dimensions.</text:span></text:p>
      <text:p text:style-name="P3"><text:span text:style-name="T4"><text:tab/></text:span><text:span text:style-name="T5">2.</text:span><text:span text:style-name="T4">we propose an evolution framework based on six dimensions for analysing, comparing <text:tab/>and <text:tab/>classifying existing and future evolution method. </text:span><text:span text:style-name="T6">Main point is evaluation method(there are many <text:tab/>software architectural evaluation methods).</text:span></text:p>
      <text:p text:style-name="P4">Which problem the author/s addressed</text:p>
      <text:list xml:id="list1037028740" text:style-name="L1">
        <text:list-header>
          <text:p text:style-name="P6">What is the solution </text:p>
          <text:p text:style-name="P6">How the solution works (method in details)</text:p>
          <text:p text:style-name="P5">How the solution/method is experimented</text:p>
          <text:p text:style-name="P5">What are the new findings from this research</text:p>
          <text:p text:style-name="P5">Draw the limitations of the work</text:p>
          <text:p text:style-name="P5">(<text:span text:style-name="T1">Bonus</text:span>) What surprises or interests you from this article</text:p>
          <text:p text:style-name="P7">State one/two ideas on which a new work can be done</text:p>
        </text:list-header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Manjari" svg:font-family="Manja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7:04:59.501519685</meta:creation-date>
    <dc:date>2022-01-17T17:28:40.567562641</dc:date>
    <meta:editing-duration>PT13M29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114" meta:character-count="732" meta:non-whitespace-character-count="630"/>
  </office:meta>
</office:document-meta>
</file>